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8.82mm"/>
    </style:style>
    <style:style style:name="co3" style:family="table-column">
      <style:table-column-properties fo:break-before="auto" style:column-width="9.97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14.16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23.25mm"/>
    </style:style>
    <style:style style:name="ro1" style:family="table-row">
      <style:table-row-properties style:row-height="5.72mm" fo:break-before="auto" style:use-optimal-row-height="false"/>
    </style:style>
    <style:style style:name="ro2" style:family="table-row">
      <style:table-row-properties style:row-height="7.83mm" fo:break-before="auto" style:use-optimal-row-height="false"/>
    </style:style>
    <style:style style:name="ro3" style:family="table-row">
      <style:table-row-properties style:row-height="11.4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3" table:default-cell-style-name="ce21"/>
        <table:table-column table:style-name="co6" table:default-cell-style-name="ce21"/>
        <table:table-column table:style-name="co5" table:number-columns-repeated="2" table:default-cell-style-name="ce21"/>
        <table:table-column table:style-name="co4" table:number-columns-repeated="2" table:default-cell-style-name="ce21"/>
        <table:table-column table:style-name="co5" table:number-columns-repeated="2" table:default-cell-style-name="ce21"/>
        <table:table-column table:style-name="co4" table:default-cell-style-name="ce21"/>
        <table:table-column table:style-name="co5" table:number-columns-repeated="6" table:default-cell-style-name="ce21"/>
        <table:table-column table:style-name="co4" table:number-columns-repeated="2" table:default-cell-style-name="ce21"/>
        <table:table-column table:style-name="co5" table:number-columns-repeated="2" table:default-cell-style-name="ce21"/>
        <table:table-column table:style-name="co7" table:default-cell-style-name="ce21"/>
        <table:table-column table:style-name="co1" table:number-columns-repeated="999" table:default-cell-style-name="Default"/>
        <table:table-row table:style-name="ro2">
          <table:table-cell table:style-name="ce1" office:value-type="string" calcext:value-type="string" table:number-columns-spanned="25" table:number-rows-spanned="1">
            <text:p>表六 <text:s/>各縣市遷入人數、遷出人數及淨遷徙人數按性別分</text:p>
          </table:table-cell>
          <table:covered-table-cell table:style-name="ce22"/>
          <table:covered-table-cell table:number-columns-repeated="22" table:style-name="ce33"/>
          <table:covered-table-cell table:style-name="ce22"/>
          <table:table-cell table:number-columns-repeated="999"/>
        </table:table-row>
        <table:table-row table:style-name="ro2">
          <table:table-cell table:style-name="ce2"/>
          <table:table-cell table:style-name="ce23"/>
          <table:table-cell table:style-name="ce33" table:number-columns-repeated="8"/>
          <table:table-cell table:style-name="ce48" office:value-type="string" calcext:value-type="string" table:number-columns-spanned="6" table:number-rows-spanned="1">
            <text:p><text:s text:c="5"/>中 華 民 國 97 年 1 月份</text:p>
          </table:table-cell>
          <table:covered-table-cell table:number-columns-repeated="5" table:style-name="ce49"/>
          <table:table-cell table:style-name="ce33" table:number-columns-repeated="8"/>
          <table:table-cell table:style-name="ce61" office:value-type="string" calcext:value-type="string">
            <text:p><text:s text:c="4"/>單位：人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24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34" office:value-type="string" calcext:value-type="string" table:number-columns-spanned="11" table:number-rows-spanned="1">
            <text:p>遷　　　　　　　入　　　　　　　人　　　　　　　數</text:p>
          </table:table-cell>
          <table:covered-table-cell table:number-columns-repeated="10" table:style-name="ce44"/>
          <table:table-cell table:style-name="ce50" office:value-type="string" calcext:value-type="string" table:number-columns-spanned="11" table:number-rows-spanned="1">
            <text:p>遷　　　　　　　出　　　　　　　人　　　　　　　數</text:p>
          </table:table-cell>
          <table:covered-table-cell table:number-columns-repeated="9" table:style-name="ce44"/>
          <table:covered-table-cell table:style-name="ce54"/>
          <table:table-cell table:style-name="ce62" office:value-type="string" calcext:value-type="string" table:number-columns-spanned="1" table:number-rows-spanned="3">
            <text:p>淨<text:span text:style-name="T2"> </text:span></text:p>
            <text:p><text:span text:style-name="T1">遷</text:span></text:p>
            <text:p><text:span text:style-name="T1">徙</text:span><text:span text:style-name="T3"> </text:span></text:p>
            <text:p><text:span text:style-name="T1">人</text:span><text:span text:style-name="T3"> </text:span></text:p>
            <text:p><text:span text:style-name="T1">數</text:span></text:p>
          </table:table-cell>
          <table:table-cell table:number-columns-repeated="999"/>
        </table:table-row>
        <table:table-row table:style-name="ro1">
          <table:covered-table-cell table:style-name="ce4"/>
          <table:covered-table-cell table:style-name="ce25"/>
          <table:table-cell table:style-name="ce35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35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45" office:value-type="string" calcext:value-type="string" table:number-columns-spanned="5" table:number-rows-spanned="1">
            <text:p>自　他　省　（市）</text:p>
          </table:table-cell>
          <table:covered-table-cell table:number-columns-repeated="3" table:style-name="ce46"/>
          <table:covered-table-cell table:style-name="ce47"/>
          <table:table-cell table:style-name="ce35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35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35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35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35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35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45" office:value-type="string" calcext:value-type="string" table:number-columns-spanned="5" table:number-rows-spanned="1">
            <text:p>往　他　省　（市）</text:p>
          </table:table-cell>
          <table:covered-table-cell table:number-columns-repeated="3" table:style-name="ce46"/>
          <table:covered-table-cell table:style-name="ce51"/>
          <table:table-cell table:style-name="ce35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35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35" office:value-type="string" calcext:value-type="string" table:number-columns-spanned="1" table:number-rows-spanned="3">
            <text:p>註</text:p>
            <text:p/>
            <text:p>銷</text:p>
            <text:p/>
            <text:p>戶</text:p>
            <text:p/>
            <text:p>籍</text:p>
          </table:table-cell>
          <table:table-cell table:style-name="ce35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63"/>
          <table:table-cell table:number-columns-repeated="999"/>
        </table:table-row>
        <table:table-row table:style-name="ro1">
          <table:covered-table-cell table:style-name="ce4"/>
          <table:covered-table-cell table:style-name="ce25"/>
          <table:covered-table-cell table:number-columns-repeated="2" table:style-name="ce36"/>
          <table:table-cell table:style-name="ce35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35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35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35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35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36"/>
          <table:table-cell table:style-name="ce35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35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35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35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35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36"/>
          <table:covered-table-cell table:style-name="ce63"/>
          <table:table-cell table:number-columns-repeated="999"/>
        </table:table-row>
        <table:table-row table:style-name="ro3">
          <table:covered-table-cell table:style-name="ce5"/>
          <table:covered-table-cell table:style-name="ce26"/>
          <table:covered-table-cell table:number-columns-repeated="22" table:style-name="ce37"/>
          <table:table-cell table:style-name="ce64" office:value-type="string" calcext:value-type="string">
            <text:p>(<text:span text:style-name="T4">遷入</text:span><text:span text:style-name="T3">-</text:span><text:span text:style-name="T5">遷出</text:span><text:span text:style-name="T3">)</text:span>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86934" calcext:value-type="float">
            <text:p>86,934</text:p>
          </table:table-cell>
          <table:table-cell table:style-name="ce38" table:formula="of:=SUM([.D10];[.D88];[.D91];)" office:value-type="float" office:value="4059" calcext:value-type="float">
            <text:p>4,059</text:p>
          </table:table-cell>
          <table:table-cell table:style-name="ce38" table:formula="of:=SUM([.E10];[.E88];[.E91];)" office:value-type="float" office:value="5811" calcext:value-type="float">
            <text:p>5,811</text:p>
          </table:table-cell>
          <table:table-cell table:style-name="ce38" table:formula="of:=SUM([.F10];[.F88];[.F91];)" office:value-type="float" office:value="3274" calcext:value-type="float">
            <text:p>3,274</text:p>
          </table:table-cell>
          <table:table-cell table:style-name="ce38" table:formula="of:=SUM([.G10];[.G88];[.G91];)" office:value-type="float" office:value="8458" calcext:value-type="float">
            <text:p>8,458</text:p>
          </table:table-cell>
          <table:table-cell table:style-name="ce38" table:formula="of:=SUM([.H10];[.H88];[.H91];)" office:value-type="float" office:value="154" calcext:value-type="float">
            <text:p>154</text:p>
          </table:table-cell>
          <table:table-cell table:style-name="ce38" table:formula="of:=SUM([.I10];[.I88];[.I91];)" office:value-type="float" office:value="0" calcext:value-type="float">
            <text:p>-</text:p>
          </table:table-cell>
          <table:table-cell table:style-name="ce38" table:formula="of:=SUM([.J10];[.J88];[.J91];)" office:value-type="float" office:value="26930" calcext:value-type="float">
            <text:p>26,930</text:p>
          </table:table-cell>
          <table:table-cell table:style-name="ce38" table:formula="of:=SUM([.K10];[.K88];[.K91];)" office:value-type="float" office:value="36269" calcext:value-type="float">
            <text:p>36,269</text:p>
          </table:table-cell>
          <table:table-cell table:style-name="ce38" table:formula="of:=SUM([.L10];[.L88];[.L91];)" office:value-type="float" office:value="1971" calcext:value-type="float">
            <text:p>1,971</text:p>
          </table:table-cell>
          <table:table-cell table:style-name="ce38" table:formula="of:=SUM([.M10];[.M88];[.M91];)" office:value-type="float" office:value="8" calcext:value-type="float">
            <text:p>8</text:p>
          </table:table-cell>
          <table:table-cell table:style-name="ce38" table:formula="of:=SUM([.N10];[.N88];[.N91];)" office:value-type="float" office:value="84261" calcext:value-type="float">
            <text:p>84,261</text:p>
          </table:table-cell>
          <table:table-cell table:style-name="ce38" table:formula="of:=SUM([.O10];[.O88];[.O91];)" office:value-type="float" office:value="3308" calcext:value-type="float">
            <text:p>3,308</text:p>
          </table:table-cell>
          <table:table-cell table:style-name="ce38" table:formula="of:=SUM([.P10];[.P88];[.P91];)" office:value-type="float" office:value="5169" calcext:value-type="float">
            <text:p>5,169</text:p>
          </table:table-cell>
          <table:table-cell table:style-name="ce38" table:formula="of:=SUM([.Q10];[.Q88];[.Q91];)" office:value-type="float" office:value="3218" calcext:value-type="float">
            <text:p>3,218</text:p>
          </table:table-cell>
          <table:table-cell table:style-name="ce38" table:formula="of:=SUM([.R10];[.R88];[.R91];)" office:value-type="float" office:value="8856" calcext:value-type="float">
            <text:p>8,856</text:p>
          </table:table-cell>
          <table:table-cell table:style-name="ce38" table:formula="of:=SUM([.S10];[.S88];[.S91];)" office:value-type="float" office:value="449" calcext:value-type="float">
            <text:p>449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26932" calcext:value-type="float">
            <text:p>26,932</text:p>
          </table:table-cell>
          <table:table-cell table:style-name="ce38" table:formula="of:=SUM([.V10];[.V88];[.V91];)" office:value-type="float" office:value="36267" calcext:value-type="float">
            <text:p>36,267</text:p>
          </table:table-cell>
          <table:table-cell table:style-name="ce38" table:formula="of:=SUM([.W10];[.W88];[.W91];)" office:value-type="float" office:value="0" calcext:value-type="float">
            <text:p>-</text:p>
          </table:table-cell>
          <table:table-cell table:style-name="ce55" table:formula="of:=SUM([.X10];[.X88];[.X91];)" office:value-type="float" office:value="62" calcext:value-type="float">
            <text:p>62</text:p>
          </table:table-cell>
          <table:table-cell table:style-name="ce65" table:formula="of:=[.C7]-[.N7]" office:value-type="float" office:value="2673" calcext:value-type="float">
            <text:p>2,673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36865" calcext:value-type="float">
            <text:p>36,865</text:p>
          </table:table-cell>
          <table:table-cell table:style-name="ce39" table:formula="of:=SUM([.D11];[.D89];[.D92];)" office:value-type="float" office:value="1856" calcext:value-type="float">
            <text:p>1,856</text:p>
          </table:table-cell>
          <table:table-cell table:style-name="ce39" table:formula="of:=SUM([.E11];[.E89];[.E92];)" office:value-type="float" office:value="2635" calcext:value-type="float">
            <text:p>2,635</text:p>
          </table:table-cell>
          <table:table-cell table:style-name="ce39" table:formula="of:=SUM([.F11];[.F89];[.F92];)" office:value-type="float" office:value="1431" calcext:value-type="float">
            <text:p>1,431</text:p>
          </table:table-cell>
          <table:table-cell table:style-name="ce39" table:formula="of:=SUM([.G11];[.G89];[.G92];)" office:value-type="float" office:value="3654" calcext:value-type="float">
            <text:p>3,654</text:p>
          </table:table-cell>
          <table:table-cell table:style-name="ce39" table:formula="of:=SUM([.H11];[.H89];[.H92];)" office:value-type="float" office:value="88" calcext:value-type="float">
            <text:p>88</text:p>
          </table:table-cell>
          <table:table-cell table:style-name="ce39" table:formula="of:=SUM([.I11];[.I89];[.I92];)" office:value-type="float" office:value="0" calcext:value-type="float">
            <text:p>-</text:p>
          </table:table-cell>
          <table:table-cell table:style-name="ce39" table:formula="of:=SUM([.J11];[.J89];[.J92];)" office:value-type="float" office:value="11244" calcext:value-type="float">
            <text:p>11,244</text:p>
          </table:table-cell>
          <table:table-cell table:style-name="ce39" table:formula="of:=SUM([.K11];[.K89];[.K92];)" office:value-type="float" office:value="15578" calcext:value-type="float">
            <text:p>15,578</text:p>
          </table:table-cell>
          <table:table-cell table:style-name="ce39" table:formula="of:=SUM([.L11];[.L89];[.L92];)" office:value-type="float" office:value="375" calcext:value-type="float">
            <text:p>375</text:p>
          </table:table-cell>
          <table:table-cell table:style-name="ce39" table:formula="of:=SUM([.M11];[.M89];[.M92];)" office:value-type="float" office:value="4" calcext:value-type="float">
            <text:p>4</text:p>
          </table:table-cell>
          <table:table-cell table:style-name="ce39" table:formula="of:=SUM([.N11];[.N89];[.N92];)" office:value-type="float" office:value="36272" calcext:value-type="float">
            <text:p>36,272</text:p>
          </table:table-cell>
          <table:table-cell table:style-name="ce39" table:formula="of:=SUM([.O11];[.O89];[.O92];)" office:value-type="float" office:value="1613" calcext:value-type="float">
            <text:p>1,613</text:p>
          </table:table-cell>
          <table:table-cell table:style-name="ce39" table:formula="of:=SUM([.P11];[.P89];[.P92];)" office:value-type="float" office:value="2215" calcext:value-type="float">
            <text:p>2,215</text:p>
          </table:table-cell>
          <table:table-cell table:style-name="ce39" table:formula="of:=SUM([.Q11];[.Q89];[.Q92];)" office:value-type="float" office:value="1359" calcext:value-type="float">
            <text:p>1,359</text:p>
          </table:table-cell>
          <table:table-cell table:style-name="ce39" table:formula="of:=SUM([.R11];[.R89];[.R92];)" office:value-type="float" office:value="3972" calcext:value-type="float">
            <text:p>3,972</text:p>
          </table:table-cell>
          <table:table-cell table:style-name="ce39" table:formula="of:=SUM([.S11];[.S89];[.S92];)" office:value-type="float" office:value="258" calcext:value-type="float">
            <text:p>258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1245" calcext:value-type="float">
            <text:p>11,245</text:p>
          </table:table-cell>
          <table:table-cell table:style-name="ce39" table:formula="of:=SUM([.V11];[.V89];[.V92];)" office:value-type="float" office:value="15576" calcext:value-type="float">
            <text:p>15,576</text:p>
          </table:table-cell>
          <table:table-cell table:style-name="ce39" table:formula="of:=SUM([.W11];[.W89];[.W92];)" office:value-type="float" office:value="0" calcext:value-type="float">
            <text:p>-</text:p>
          </table:table-cell>
          <table:table-cell table:style-name="ce56" table:formula="of:=SUM([.X11];[.X89];[.X92];)" office:value-type="float" office:value="34" calcext:value-type="float">
            <text:p>34</text:p>
          </table:table-cell>
          <table:table-cell table:style-name="ce66" table:formula="of:=[.C8]-[.N8]" office:value-type="float" office:value="593" calcext:value-type="float">
            <text:p>593</text:p>
          </table:table-cell>
          <table:table-cell table:number-columns-repeated="999"/>
        </table:table-row>
        <table:table-row table:style-name="ro1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50069" calcext:value-type="float">
            <text:p>50,069</text:p>
          </table:table-cell>
          <table:table-cell table:style-name="ce40" table:formula="of:=SUM([.D12];[.D90];[.D93];)" office:value-type="float" office:value="2203" calcext:value-type="float">
            <text:p>2,203</text:p>
          </table:table-cell>
          <table:table-cell table:style-name="ce40" table:formula="of:=SUM([.E12];[.E90];[.E93];)" office:value-type="float" office:value="3176" calcext:value-type="float">
            <text:p>3,176</text:p>
          </table:table-cell>
          <table:table-cell table:style-name="ce40" table:formula="of:=SUM([.F12];[.F90];[.F93];)" office:value-type="float" office:value="1843" calcext:value-type="float">
            <text:p>1,843</text:p>
          </table:table-cell>
          <table:table-cell table:style-name="ce40" table:formula="of:=SUM([.G12];[.G90];[.G93];)" office:value-type="float" office:value="4804" calcext:value-type="float">
            <text:p>4,804</text:p>
          </table:table-cell>
          <table:table-cell table:style-name="ce40" table:formula="of:=SUM([.H12];[.H90];[.H93];)" office:value-type="float" office:value="66" calcext:value-type="float">
            <text:p>66</text:p>
          </table:table-cell>
          <table:table-cell table:style-name="ce40" table:formula="of:=SUM([.I12];[.I90];[.I93];)" office:value-type="float" office:value="0" calcext:value-type="float">
            <text:p>-</text:p>
          </table:table-cell>
          <table:table-cell table:style-name="ce40" table:formula="of:=SUM([.J12];[.J90];[.J93];)" office:value-type="float" office:value="15686" calcext:value-type="float">
            <text:p>15,686</text:p>
          </table:table-cell>
          <table:table-cell table:style-name="ce40" table:formula="of:=SUM([.K12];[.K90];[.K93];)" office:value-type="float" office:value="20691" calcext:value-type="float">
            <text:p>20,691</text:p>
          </table:table-cell>
          <table:table-cell table:style-name="ce40" table:formula="of:=SUM([.L12];[.L90];[.L93];)" office:value-type="float" office:value="1596" calcext:value-type="float">
            <text:p>1,596</text:p>
          </table:table-cell>
          <table:table-cell table:style-name="ce40" table:formula="of:=SUM([.M12];[.M90];[.M93];)" office:value-type="float" office:value="4" calcext:value-type="float">
            <text:p>4</text:p>
          </table:table-cell>
          <table:table-cell table:style-name="ce40" table:formula="of:=SUM([.N12];[.N90];[.N93];)" office:value-type="float" office:value="47989" calcext:value-type="float">
            <text:p>47,989</text:p>
          </table:table-cell>
          <table:table-cell table:style-name="ce40" table:formula="of:=SUM([.O12];[.O90];[.O93];)" office:value-type="float" office:value="1695" calcext:value-type="float">
            <text:p>1,695</text:p>
          </table:table-cell>
          <table:table-cell table:style-name="ce40" table:formula="of:=SUM([.P12];[.P90];[.P93];)" office:value-type="float" office:value="2954" calcext:value-type="float">
            <text:p>2,954</text:p>
          </table:table-cell>
          <table:table-cell table:style-name="ce40" table:formula="of:=SUM([.Q12];[.Q90];[.Q93];)" office:value-type="float" office:value="1859" calcext:value-type="float">
            <text:p>1,859</text:p>
          </table:table-cell>
          <table:table-cell table:style-name="ce40" table:formula="of:=SUM([.R12];[.R90];[.R93];)" office:value-type="float" office:value="4884" calcext:value-type="float">
            <text:p>4,884</text:p>
          </table:table-cell>
          <table:table-cell table:style-name="ce40" table:formula="of:=SUM([.S12];[.S90];[.S93];)" office:value-type="float" office:value="191" calcext:value-type="float">
            <text:p>191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5687" calcext:value-type="float">
            <text:p>15,687</text:p>
          </table:table-cell>
          <table:table-cell table:style-name="ce40" table:formula="of:=SUM([.V12];[.V90];[.V93];)" office:value-type="float" office:value="20691" calcext:value-type="float">
            <text:p>20,691</text:p>
          </table:table-cell>
          <table:table-cell table:style-name="ce40" table:formula="of:=SUM([.W12];[.W90];[.W93];)" office:value-type="float" office:value="0" calcext:value-type="float">
            <text:p>-</text:p>
          </table:table-cell>
          <table:table-cell table:style-name="ce57" table:formula="of:=SUM([.X12];[.X90];[.X93];)" office:value-type="float" office:value="28" calcext:value-type="float">
            <text:p>28</text:p>
          </table:table-cell>
          <table:table-cell table:style-name="ce67" table:formula="of:=[.C9]-[.N9]" office:value-type="float" office:value="2080" calcext:value-type="float">
            <text:p>2,080</text:p>
          </table:table-cell>
          <table:table-cell table:number-columns-repeated="999"/>
        </table:table-row>
        <table:table-row table:style-name="ro1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86361" calcext:value-type="float">
            <text:p>86,361</text:p>
          </table:table-cell>
          <table:table-cell table:style-name="ce38" table:formula="of:=SUM([.D13];[.D79];[.D82])" office:value-type="float" office:value="4053" calcext:value-type="float">
            <text:p>4,053</text:p>
          </table:table-cell>
          <table:table-cell table:style-name="ce38" table:formula="of:=SUM([.E13];[.E79];[.E82])" office:value-type="float" office:value="5763" calcext:value-type="float">
            <text:p>5,763</text:p>
          </table:table-cell>
          <table:table-cell table:style-name="ce38" table:formula="of:=SUM([.F13];[.F79];[.F82])" office:value-type="float" office:value="3248" calcext:value-type="float">
            <text:p>3,248</text:p>
          </table:table-cell>
          <table:table-cell table:style-name="ce38" table:formula="of:=SUM([.G13];[.G79];[.G82])" office:value-type="float" office:value="8084" calcext:value-type="float">
            <text:p>8,084</text:p>
          </table:table-cell>
          <table:table-cell table:style-name="ce38" table:formula="of:=SUM([.H13];[.H79];[.H82])" office:value-type="float" office:value="154" calcext:value-type="float">
            <text:p>154</text:p>
          </table:table-cell>
          <table:table-cell table:style-name="ce38" table:formula="of:=SUM([.I13];[.I79];[.I82])" office:value-type="float" office:value="0" calcext:value-type="float">
            <text:p>-</text:p>
          </table:table-cell>
          <table:table-cell table:style-name="ce38" table:formula="of:=SUM([.J13];[.J79];[.J82])" office:value-type="float" office:value="26929" calcext:value-type="float">
            <text:p>26,929</text:p>
          </table:table-cell>
          <table:table-cell table:style-name="ce38" table:formula="of:=SUM([.K13];[.K79];[.K82])" office:value-type="float" office:value="36160" calcext:value-type="float">
            <text:p>36,160</text:p>
          </table:table-cell>
          <table:table-cell table:style-name="ce38" table:formula="of:=SUM([.L13];[.L79];[.L82])" office:value-type="float" office:value="1962" calcext:value-type="float">
            <text:p>1,962</text:p>
          </table:table-cell>
          <table:table-cell table:style-name="ce38" table:formula="of:=SUM([.M13];[.M79];[.M82])" office:value-type="float" office:value="8" calcext:value-type="float">
            <text:p>8</text:p>
          </table:table-cell>
          <table:table-cell table:style-name="ce38" table:formula="of:=SUM([.N13];[.N79];[.N82])" office:value-type="float" office:value="83985" calcext:value-type="float">
            <text:p>83,985</text:p>
          </table:table-cell>
          <table:table-cell table:style-name="ce38" table:formula="of:=SUM([.O13];[.O79];[.O82])" office:value-type="float" office:value="3296" calcext:value-type="float">
            <text:p>3,296</text:p>
          </table:table-cell>
          <table:table-cell table:style-name="ce38" table:formula="of:=SUM([.P13];[.P79];[.P82])" office:value-type="float" office:value="5157" calcext:value-type="float">
            <text:p>5,157</text:p>
          </table:table-cell>
          <table:table-cell table:style-name="ce38" table:formula="of:=SUM([.Q13];[.Q79];[.Q82])" office:value-type="float" office:value="3208" calcext:value-type="float">
            <text:p>3,208</text:p>
          </table:table-cell>
          <table:table-cell table:style-name="ce38" table:formula="of:=SUM([.R13];[.R79];[.R82])" office:value-type="float" office:value="8724" calcext:value-type="float">
            <text:p>8,724</text:p>
          </table:table-cell>
          <table:table-cell table:style-name="ce38" table:formula="of:=SUM([.S13];[.S79];[.S82])" office:value-type="float" office:value="449" calcext:value-type="float">
            <text:p>449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26931" calcext:value-type="float">
            <text:p>26,931</text:p>
          </table:table-cell>
          <table:table-cell table:style-name="ce38" table:formula="of:=SUM([.V13];[.V79];[.V82])" office:value-type="float" office:value="36158" calcext:value-type="float">
            <text:p>36,158</text:p>
          </table:table-cell>
          <table:table-cell table:style-name="ce38" table:formula="of:=SUM([.W13];[.W79];[.W82])" office:value-type="float" office:value="0" calcext:value-type="float">
            <text:p>-</text:p>
          </table:table-cell>
          <table:table-cell table:style-name="ce55" table:formula="of:=SUM([.X13];[.X79];[.X82])" office:value-type="float" office:value="62" calcext:value-type="float">
            <text:p>62</text:p>
          </table:table-cell>
          <table:table-cell table:style-name="ce68" table:formula="of:=[.C10]-[.N10]" office:value-type="float" office:value="2376" calcext:value-type="float">
            <text:p>2,376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36541" calcext:value-type="float">
            <text:p>36,541</text:p>
          </table:table-cell>
          <table:table-cell table:style-name="ce39" table:formula="of:=SUM([.D14];[.D80];[.D83])" office:value-type="float" office:value="1851" calcext:value-type="float">
            <text:p>1,851</text:p>
          </table:table-cell>
          <table:table-cell table:style-name="ce39" table:formula="of:=SUM([.E14];[.E80];[.E83])" office:value-type="float" office:value="2609" calcext:value-type="float">
            <text:p>2,609</text:p>
          </table:table-cell>
          <table:table-cell table:style-name="ce39" table:formula="of:=SUM([.F14];[.F80];[.F83])" office:value-type="float" office:value="1415" calcext:value-type="float">
            <text:p>1,415</text:p>
          </table:table-cell>
          <table:table-cell table:style-name="ce39" table:formula="of:=SUM([.G14];[.G80];[.G83])" office:value-type="float" office:value="3438" calcext:value-type="float">
            <text:p>3,438</text:p>
          </table:table-cell>
          <table:table-cell table:style-name="ce39" table:formula="of:=SUM([.H14];[.H80];[.H83])" office:value-type="float" office:value="88" calcext:value-type="float">
            <text:p>88</text:p>
          </table:table-cell>
          <table:table-cell table:style-name="ce39" table:formula="of:=SUM([.I14];[.I80];[.I83])" office:value-type="float" office:value="0" calcext:value-type="float">
            <text:p>-</text:p>
          </table:table-cell>
          <table:table-cell table:style-name="ce39" table:formula="of:=SUM([.J14];[.J80];[.J83])" office:value-type="float" office:value="11243" calcext:value-type="float">
            <text:p>11,243</text:p>
          </table:table-cell>
          <table:table-cell table:style-name="ce39" table:formula="of:=SUM([.K14];[.K80];[.K83])" office:value-type="float" office:value="15520" calcext:value-type="float">
            <text:p>15,520</text:p>
          </table:table-cell>
          <table:table-cell table:style-name="ce39" table:formula="of:=SUM([.L14];[.L80];[.L83])" office:value-type="float" office:value="373" calcext:value-type="float">
            <text:p>373</text:p>
          </table:table-cell>
          <table:table-cell table:style-name="ce39" table:formula="of:=SUM([.M14];[.M80];[.M83])" office:value-type="float" office:value="4" calcext:value-type="float">
            <text:p>4</text:p>
          </table:table-cell>
          <table:table-cell table:style-name="ce39" table:formula="of:=SUM([.N14];[.N80];[.N83])" office:value-type="float" office:value="36113" calcext:value-type="float">
            <text:p>36,113</text:p>
          </table:table-cell>
          <table:table-cell table:style-name="ce39" table:formula="of:=SUM([.O14];[.O80];[.O83])" office:value-type="float" office:value="1601" calcext:value-type="float">
            <text:p>1,601</text:p>
          </table:table-cell>
          <table:table-cell table:style-name="ce39" table:formula="of:=SUM([.P14];[.P80];[.P83])" office:value-type="float" office:value="2208" calcext:value-type="float">
            <text:p>2,208</text:p>
          </table:table-cell>
          <table:table-cell table:style-name="ce39" table:formula="of:=SUM([.Q14];[.Q80];[.Q83])" office:value-type="float" office:value="1352" calcext:value-type="float">
            <text:p>1,352</text:p>
          </table:table-cell>
          <table:table-cell table:style-name="ce39" table:formula="of:=SUM([.R14];[.R80];[.R83])" office:value-type="float" office:value="3898" calcext:value-type="float">
            <text:p>3,898</text:p>
          </table:table-cell>
          <table:table-cell table:style-name="ce39" table:formula="of:=SUM([.S14];[.S80];[.S83])" office:value-type="float" office:value="258" calcext:value-type="float">
            <text:p>258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1244" calcext:value-type="float">
            <text:p>11,244</text:p>
          </table:table-cell>
          <table:table-cell table:style-name="ce39" table:formula="of:=SUM([.V14];[.V80];[.V83])" office:value-type="float" office:value="15518" calcext:value-type="float">
            <text:p>15,518</text:p>
          </table:table-cell>
          <table:table-cell table:style-name="ce39" table:formula="of:=SUM([.W14];[.W80];[.W83])" office:value-type="float" office:value="0" calcext:value-type="float">
            <text:p>-</text:p>
          </table:table-cell>
          <table:table-cell table:style-name="ce56" table:formula="of:=SUM([.X14];[.X80];[.X83])" office:value-type="float" office:value="34" calcext:value-type="float">
            <text:p>34</text:p>
          </table:table-cell>
          <table:table-cell table:style-name="ce69" table:formula="of:=[.C11]-[.N11]" office:value-type="float" office:value="428" calcext:value-type="float">
            <text:p>428</text:p>
          </table:table-cell>
          <table:table-cell table:number-columns-repeated="999"/>
        </table:table-row>
        <table:table-row table:style-name="ro1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49820" calcext:value-type="float">
            <text:p>49,820</text:p>
          </table:table-cell>
          <table:table-cell table:style-name="ce40" table:formula="of:=SUM([.D15];[.D81];[.D84])" office:value-type="float" office:value="2202" calcext:value-type="float">
            <text:p>2,202</text:p>
          </table:table-cell>
          <table:table-cell table:style-name="ce40" table:formula="of:=SUM([.E15];[.E81];[.E84])" office:value-type="float" office:value="3154" calcext:value-type="float">
            <text:p>3,154</text:p>
          </table:table-cell>
          <table:table-cell table:style-name="ce40" table:formula="of:=SUM([.F15];[.F81];[.F84])" office:value-type="float" office:value="1833" calcext:value-type="float">
            <text:p>1,833</text:p>
          </table:table-cell>
          <table:table-cell table:style-name="ce40" table:formula="of:=SUM([.G15];[.G81];[.G84])" office:value-type="float" office:value="4646" calcext:value-type="float">
            <text:p>4,646</text:p>
          </table:table-cell>
          <table:table-cell table:style-name="ce40" table:formula="of:=SUM([.H15];[.H81];[.H84])" office:value-type="float" office:value="66" calcext:value-type="float">
            <text:p>66</text:p>
          </table:table-cell>
          <table:table-cell table:style-name="ce40" table:formula="of:=SUM([.I15];[.I81];[.I84])" office:value-type="float" office:value="0" calcext:value-type="float">
            <text:p>-</text:p>
          </table:table-cell>
          <table:table-cell table:style-name="ce40" table:formula="of:=SUM([.J15];[.J81];[.J84])" office:value-type="float" office:value="15686" calcext:value-type="float">
            <text:p>15,686</text:p>
          </table:table-cell>
          <table:table-cell table:style-name="ce40" table:formula="of:=SUM([.K15];[.K81];[.K84])" office:value-type="float" office:value="20640" calcext:value-type="float">
            <text:p>20,640</text:p>
          </table:table-cell>
          <table:table-cell table:style-name="ce40" table:formula="of:=SUM([.L15];[.L81];[.L84])" office:value-type="float" office:value="1589" calcext:value-type="float">
            <text:p>1,589</text:p>
          </table:table-cell>
          <table:table-cell table:style-name="ce40" table:formula="of:=SUM([.M15];[.M81];[.M84])" office:value-type="float" office:value="4" calcext:value-type="float">
            <text:p>4</text:p>
          </table:table-cell>
          <table:table-cell table:style-name="ce40" table:formula="of:=SUM([.N15];[.N81];[.N84])" office:value-type="float" office:value="47872" calcext:value-type="float">
            <text:p>47,872</text:p>
          </table:table-cell>
          <table:table-cell table:style-name="ce40" table:formula="of:=SUM([.O15];[.O81];[.O84])" office:value-type="float" office:value="1695" calcext:value-type="float">
            <text:p>1,695</text:p>
          </table:table-cell>
          <table:table-cell table:style-name="ce40" table:formula="of:=SUM([.P15];[.P81];[.P84])" office:value-type="float" office:value="2949" calcext:value-type="float">
            <text:p>2,949</text:p>
          </table:table-cell>
          <table:table-cell table:style-name="ce40" table:formula="of:=SUM([.Q15];[.Q81];[.Q84])" office:value-type="float" office:value="1856" calcext:value-type="float">
            <text:p>1,856</text:p>
          </table:table-cell>
          <table:table-cell table:style-name="ce40" table:formula="of:=SUM([.R15];[.R81];[.R84])" office:value-type="float" office:value="4826" calcext:value-type="float">
            <text:p>4,826</text:p>
          </table:table-cell>
          <table:table-cell table:style-name="ce40" table:formula="of:=SUM([.S15];[.S81];[.S84])" office:value-type="float" office:value="191" calcext:value-type="float">
            <text:p>191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5687" calcext:value-type="float">
            <text:p>15,687</text:p>
          </table:table-cell>
          <table:table-cell table:style-name="ce40" table:formula="of:=SUM([.V15];[.V81];[.V84])" office:value-type="float" office:value="20640" calcext:value-type="float">
            <text:p>20,640</text:p>
          </table:table-cell>
          <table:table-cell table:style-name="ce40" table:formula="of:=SUM([.W15];[.W81];[.W84])" office:value-type="float" office:value="0" calcext:value-type="float">
            <text:p>-</text:p>
          </table:table-cell>
          <table:table-cell table:style-name="ce57" table:formula="of:=SUM([.X15];[.X81];[.X84])" office:value-type="float" office:value="28" calcext:value-type="float">
            <text:p>28</text:p>
          </table:table-cell>
          <table:table-cell table:style-name="ce70" table:formula="of:=[.C12]-[.N12]" office:value-type="float" office:value="1948" calcext:value-type="float">
            <text:p>1,948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67889" calcext:value-type="float">
            <text:p>67,889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2361" calcext:value-type="float">
            <text:p>2,361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5635" calcext:value-type="float">
            <text:p>5,635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095" calcext:value-type="float">
            <text:p>3,095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132" calcext:value-type="float">
            <text:p>132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0" calcext:value-type="float">
            <text:p>-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26929" calcext:value-type="float">
            <text:p>26,929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28151" calcext:value-type="float">
            <text:p>28,151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1580" calcext:value-type="float">
            <text:p>1,580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6" calcext:value-type="float">
            <text:p>6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65491" calcext:value-type="float">
            <text:p>65,491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1908" calcext:value-type="float">
            <text:p>1,908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5004" calcext:value-type="float">
            <text:p>5,004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3080" calcext:value-type="float">
            <text:p>3,080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375" calcext:value-type="float">
            <text:p>375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26931" calcext:value-type="float">
            <text:p>26,931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28151" calcext:value-type="float">
            <text:p>28,151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0" calcext:value-type="float">
            <text:p>-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42" calcext:value-type="float">
            <text:p>42</text:p>
          </table:table-cell>
          <table:table-cell table:style-name="ce68" table:formula="of:=[.C13]-[.N13]" office:value-type="float" office:value="2398" calcext:value-type="float">
            <text:p>2,398</text:p>
          </table:table-cell>
          <table:table-cell table:number-columns-repeated="999"/>
        </table:table-row>
        <table:table-row table:style-name="ro1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28449" calcext:value-type="float">
            <text:p>28,449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1060" calcext:value-type="float">
            <text:p>1,060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2551" calcext:value-type="float">
            <text:p>2,551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350" calcext:value-type="float">
            <text:p>1,350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74" calcext:value-type="float">
            <text:p>74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0" calcext:value-type="float">
            <text:p>-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1243" calcext:value-type="float">
            <text:p>11,243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1904" calcext:value-type="float">
            <text:p>11,904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264" calcext:value-type="float">
            <text:p>264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3" calcext:value-type="float">
            <text:p>3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27779" calcext:value-type="float">
            <text:p>27,779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955" calcext:value-type="float">
            <text:p>955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2143" calcext:value-type="float">
            <text:p>2,143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294" calcext:value-type="float">
            <text:p>1,294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216" calcext:value-type="float">
            <text:p>216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1244" calcext:value-type="float">
            <text:p>11,244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1904" calcext:value-type="float">
            <text:p>11,904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0" calcext:value-type="float">
            <text:p>-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23" calcext:value-type="float">
            <text:p>23</text:p>
          </table:table-cell>
          <table:table-cell table:style-name="ce69" table:formula="of:=[.C14]-[.N14]" office:value-type="float" office:value="670" calcext:value-type="float">
            <text:p>670</text:p>
          </table:table-cell>
          <table:table-cell table:number-columns-repeated="999"/>
        </table:table-row>
        <table:table-row table:style-name="ro1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39440" calcext:value-type="float">
            <text:p>39,440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301" calcext:value-type="float">
            <text:p>1,301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3084" calcext:value-type="float">
            <text:p>3,084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1745" calcext:value-type="float">
            <text:p>1,745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58" calcext:value-type="float">
            <text:p>58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5686" calcext:value-type="float">
            <text:p>15,686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6247" calcext:value-type="float">
            <text:p>16,247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316" calcext:value-type="float">
            <text:p>1,316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3" calcext:value-type="float">
            <text:p>3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37712" calcext:value-type="float">
            <text:p>37,712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953" calcext:value-type="float">
            <text:p>953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2861" calcext:value-type="float">
            <text:p>2,861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1786" calcext:value-type="float">
            <text:p>1,786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159" calcext:value-type="float">
            <text:p>159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5687" calcext:value-type="float">
            <text:p>15,687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6247" calcext:value-type="float">
            <text:p>16,247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0" calcext:value-type="float">
            <text:p>-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19" calcext:value-type="float">
            <text:p>19</text:p>
          </table:table-cell>
          <table:table-cell table:style-name="ce70" table:formula="of:=[.C15]-[.N15]" office:value-type="float" office:value="1728" calcext:value-type="float">
            <text:p>1,728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863" calcext:value-type="float">
            <text:p>14,863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3623" calcext:value-type="float">
            <text:p>3,623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49" calcext:value-type="float">
            <text:p>3,949</text:p>
          </table:table-cell>
          <table:table-cell table:style-name="ce41" office:value-type="float" office:value="5899" calcext:value-type="float">
            <text:p>5,899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697" calcext:value-type="float">
            <text:p>13,697</text:p>
          </table:table-cell>
          <table:table-cell table:style-name="ce41" office:value-type="float" office:value="651" calcext:value-type="float">
            <text:p>651</text:p>
          </table:table-cell>
          <table:table-cell table:style-name="ce41" office:value-type="float" office:value="2964" calcext:value-type="float">
            <text:p>2,964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66" calcext:value-type="float">
            <text:p>3,866</text:p>
          </table:table-cell>
          <table:table-cell table:style-name="ce41" office:value-type="float" office:value="5898" calcext:value-type="float">
            <text:p>5,89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3" calcext:value-type="float">
            <text:p>13</text:p>
          </table:table-cell>
          <table:table-cell table:style-name="ce71" table:formula="of:=[.C16]-[.N16]" office:value-type="float" office:value="1166" calcext:value-type="float">
            <text:p>1,166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378" calcext:value-type="float">
            <text:p>6,378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1644" calcext:value-type="float">
            <text:p>1,644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7" calcext:value-type="float">
            <text:p>1,707</text:p>
          </table:table-cell>
          <table:table-cell table:style-name="ce42" office:value-type="float" office:value="2488" calcext:value-type="float">
            <text:p>2,48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83" calcext:value-type="float">
            <text:p>5,883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1273" calcext:value-type="float">
            <text:p>1,273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4" calcext:value-type="float">
            <text:p>1,664</text:p>
          </table:table-cell>
          <table:table-cell table:style-name="ce42" office:value-type="float" office:value="2488" calcext:value-type="float">
            <text:p>2,48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5" calcext:value-type="float">
            <text:p>5</text:p>
          </table:table-cell>
          <table:table-cell table:style-name="ce72" table:formula="of:=[.C17]-[.N17]" office:value-type="float" office:value="495" calcext:value-type="float">
            <text:p>495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485" calcext:value-type="float">
            <text:p>8,485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1979" calcext:value-type="float">
            <text:p>1,979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42" calcext:value-type="float">
            <text:p>2,242</text:p>
          </table:table-cell>
          <table:table-cell table:style-name="ce43" office:value-type="float" office:value="3411" calcext:value-type="float">
            <text:p>3,411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814" calcext:value-type="float">
            <text:p>7,814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1691" calcext:value-type="float">
            <text:p>1,691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02" calcext:value-type="float">
            <text:p>2,202</text:p>
          </table:table-cell>
          <table:table-cell table:style-name="ce43" office:value-type="float" office:value="3410" calcext:value-type="float">
            <text:p>3,41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8" calcext:value-type="float">
            <text:p>8</text:p>
          </table:table-cell>
          <table:table-cell table:style-name="ce73" table:formula="of:=[.C18]-[.N18]" office:value-type="float" office:value="671" calcext:value-type="float">
            <text:p>671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float" office:value="916" calcext:value-type="float">
            <text:p>91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916" calcext:value-type="float">
            <text:p>91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19]-[.N19]" office:value-type="float" office:value="-78" calcext:value-type="float">
            <text:p><text:s text:c="7"/>－78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57" calcext:value-type="float">
            <text:p>65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-38" calcext:value-type="float">
            <text:p><text:s text:c="7"/>－38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540" calcext:value-type="float">
            <text:p>54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6" calcext:value-type="float">
            <text:p>96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540" calcext:value-type="float">
            <text:p>54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1]-[.N21]" office:value-type="float" office:value="-40" calcext:value-type="float">
            <text:p><text:s text:c="7"/>－40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901" calcext:value-type="float">
            <text:p>7,901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56" calcext:value-type="float">
            <text:p>3,156</text:p>
          </table:table-cell>
          <table:table-cell table:style-name="ce41" office:value-type="float" office:value="3606" calcext:value-type="float">
            <text:p>3,606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59" calcext:value-type="float">
            <text:p>6,659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13" calcext:value-type="float">
            <text:p>2,213</text:p>
          </table:table-cell>
          <table:table-cell table:style-name="ce41" office:value-type="float" office:value="3606" calcext:value-type="float">
            <text:p>3,60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22]-[.N22]" office:value-type="float" office:value="1242" calcext:value-type="float">
            <text:p>1,242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456" calcext:value-type="float">
            <text:p>3,456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5" calcext:value-type="float">
            <text:p>1,395</text:p>
          </table:table-cell>
          <table:table-cell table:style-name="ce42" office:value-type="float" office:value="1574" calcext:value-type="float">
            <text:p>1,57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74" calcext:value-type="float">
            <text:p>2,874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5" calcext:value-type="float">
            <text:p>905</text:p>
          </table:table-cell>
          <table:table-cell table:style-name="ce42" office:value-type="float" office:value="1574" calcext:value-type="float">
            <text:p>1,57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23]-[.N23]" office:value-type="float" office:value="582" calcext:value-type="float">
            <text:p>582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445" calcext:value-type="float">
            <text:p>4,445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61" calcext:value-type="float">
            <text:p>1,761</text:p>
          </table:table-cell>
          <table:table-cell table:style-name="ce43" office:value-type="float" office:value="2032" calcext:value-type="float">
            <text:p>2,032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85" calcext:value-type="float">
            <text:p>3,785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8" calcext:value-type="float">
            <text:p>1,308</text:p>
          </table:table-cell>
          <table:table-cell table:style-name="ce43" office:value-type="float" office:value="2032" calcext:value-type="float">
            <text:p>2,03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4]-[.N24]" office:value-type="float" office:value="660" calcext:value-type="float">
            <text:p>660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41" calcext:value-type="float">
            <text:p>1,84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2" calcext:value-type="float">
            <text:p>1,51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25]-[.N25]" office:value-type="float" office:value="329" calcext:value-type="float">
            <text:p>329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5" calcext:value-type="float">
            <text:p>355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6]-[.N26]" office:value-type="float" office:value="118" calcext:value-type="float">
            <text:p>118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61" calcext:value-type="float">
            <text:p>1,06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07" calcext:value-type="float">
            <text:p>607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0" calcext:value-type="float">
            <text:p>85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0" calcext:value-type="float">
            <text:p>440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7]-[.N27]" office:value-type="float" office:value="211" calcext:value-type="float">
            <text:p>211</text:p>
          </table:table-cell>
          <table:table-cell table:number-columns-repeated="999"/>
        </table:table-row>
        <table:table-row table:style-name="ro1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22" calcext:value-type="float">
            <text:p>1,62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38" calcext:value-type="float">
            <text:p>1,63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28]-[.N28]" office:value-type="float" office:value="-16" calcext:value-type="float">
            <text:p><text:s text:c="7"/>－16</text:p>
          </table:table-cell>
          <table:table-cell table:number-columns-repeated="999"/>
        </table:table-row>
        <table:table-row table:style-name="ro1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11" calcext:value-type="float">
            <text:p>61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9]-[.N29]"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97" calcext:value-type="float">
            <text:p>99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7" calcext:value-type="float">
            <text:p>1,02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30]-[.N30]" office:value-type="float" office:value="-30" calcext:value-type="float">
            <text:p><text:s text:c="7"/>－30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208" calcext:value-type="float">
            <text:p>5,208</text:p>
          </table:table-cell>
          <table:table-cell table:style-name="ce41" office:value-type="float" office:value="119" calcext:value-type="float">
            <text:p>119</text:p>
          </table:table-cell>
          <table:table-cell table:number-columns-repeated="2"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34" calcext:value-type="float">
            <text:p>2,734</text:p>
          </table:table-cell>
          <table:table-cell table:style-name="ce41" office:value-type="float" office:value="2026" calcext:value-type="float">
            <text:p>2,026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990" calcext:value-type="float">
            <text:p>4,990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05" calcext:value-type="float">
            <text:p>2,605</text:p>
          </table:table-cell>
          <table:table-cell table:style-name="ce41" office:value-type="float" office:value="2026" calcext:value-type="float">
            <text:p>2,02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31]-[.N31]" office:value-type="float" office:value="218" calcext:value-type="float">
            <text:p>218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39" calcext:value-type="float">
            <text:p>2,03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5" calcext:value-type="float">
            <text:p>1,085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11" calcext:value-type="float">
            <text:p>2,01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8" calcext:value-type="float">
            <text:p>1,058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32]-[.N32]" office:value-type="float" office:value="28" calcext:value-type="float">
            <text:p>28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69" calcext:value-type="float">
            <text:p>3,16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9" calcext:value-type="float">
            <text:p>1,649</text:p>
          </table:table-cell>
          <table:table-cell table:style-name="ce43" office:value-type="float" office:value="1228" calcext:value-type="float">
            <text:p>1,228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79" calcext:value-type="float">
            <text:p>2,979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7" calcext:value-type="float">
            <text:p>1,547</text:p>
          </table:table-cell>
          <table:table-cell table:style-name="ce43" office:value-type="float" office:value="1228" calcext:value-type="float">
            <text:p>1,22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3]-[.N33]" office:value-type="float" office:value="190" calcext:value-type="float">
            <text:p>190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959" calcext:value-type="float">
            <text:p>1,959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829" calcext:value-type="float">
            <text:p>3,829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959" calcext:value-type="float">
            <text:p>1,95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34]-[.N34]" office:value-type="float" office:value="-313" calcext:value-type="float">
            <text:p><text:s text:c="7"/>－313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69" calcext:value-type="float">
            <text:p>1,36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76" calcext:value-type="float">
            <text:p>1,47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35]-[.N35]" office:value-type="float" office:value="-107" calcext:value-type="float">
            <text:p><text:s text:c="7"/>－107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47" calcext:value-type="float">
            <text:p>2,14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7" calcext:value-type="float">
            <text:p>767</text:p>
          </table:table-cell>
          <table:table-cell table:style-name="ce43" office:value-type="float" office:value="1164" calcext:value-type="float">
            <text:p>1,164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353" calcext:value-type="float">
            <text:p>2,35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5" calcext:value-type="float">
            <text:p>1,055</text:p>
          </table:table-cell>
          <table:table-cell table:style-name="ce43" office:value-type="float" office:value="1164" calcext:value-type="float">
            <text:p>1,16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36]-[.N36]" office:value-type="float" office:value="-206" calcext:value-type="float">
            <text:p><text:s text:c="7"/>－206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31" calcext:value-type="float">
            <text:p>1,43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7]-[.N37]" office:value-type="float" office:value="-152" calcext:value-type="float">
            <text:p><text:s text:c="7"/>－152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55" calcext:value-type="float">
            <text:p>55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8]-[.N38]" office:value-type="float" office:value="-76" calcext:value-type="float">
            <text:p><text:s text:c="7"/>－76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76" calcext:value-type="float">
            <text:p>87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1" calcext:value-type="float">
            <text:p>591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-76" calcext:value-type="float">
            <text:p><text:s text:c="7"/>－76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42" calcext:value-type="float">
            <text:p>1,94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7" calcext:value-type="float">
            <text:p>937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10" calcext:value-type="float">
            <text:p>2,21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71" table:formula="of:=[.C40]-[.N40]" office:value-type="float" office:value="-268" calcext:value-type="float">
            <text:p><text:s text:c="7"/>－268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37" calcext:value-type="float">
            <text:p>73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3" calcext:value-type="float">
            <text:p>90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4" calcext:value-type="float">
            <text:p>4</text:p>
          </table:table-cell>
          <table:table-cell table:style-name="ce72" table:formula="of:=[.C41]-[.N41]" office:value-type="float" office:value="-166" calcext:value-type="float">
            <text:p><text:s text:c="7"/>－166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05" calcext:value-type="float">
            <text:p>1,20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8" calcext:value-type="float">
            <text:p>568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7" calcext:value-type="float">
            <text:p>1,30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4" calcext:value-type="float">
            <text:p>704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2]-[.N42]" office:value-type="float" office:value="-102" calcext:value-type="float">
            <text:p><text:s text:c="7"/>－102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80" calcext:value-type="float">
            <text:p>1,48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3]-[.N43]" office:value-type="float" office:value="-195" calcext:value-type="float">
            <text:p><text:s text:c="7"/>－195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8" calcext:value-type="float">
            <text:p>70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4]-[.N44]" office:value-type="float" office:value="-105" calcext:value-type="float">
            <text:p><text:s text:c="7"/>－105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63" calcext:value-type="float">
            <text:p>663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5]-[.N45]" office:value-type="float" office:value="-90" calcext:value-type="float">
            <text:p><text:s text:c="7"/>－90</text:p>
          </table:table-cell>
          <table:table-cell table:number-columns-repeated="999"/>
        </table:table-row>
        <table:table-row table:style-name="ro1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274" calcext:value-type="float">
            <text:p>3,274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4" calcext:value-type="float">
            <text:p>1,574</text:p>
          </table:table-cell>
          <table:table-cell table:style-name="ce41" office:value-type="float" office:value="1339" calcext:value-type="float">
            <text:p>1,339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24" calcext:value-type="float">
            <text:p>3,32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1339" calcext:value-type="float">
            <text:p>1,33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6]-[.N46]" office:value-type="float" office:value="-50" calcext:value-type="float">
            <text:p><text:s text:c="7"/>－50</text:p>
          </table:table-cell>
          <table:table-cell table:number-columns-repeated="999"/>
        </table:table-row>
        <table:table-row table:style-name="ro1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99" calcext:value-type="float">
            <text:p>1,39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9" calcext:value-type="float">
            <text:p>6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79" calcext:value-type="float">
            <text:p>679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3" calcext:value-type="float">
            <text:p>1,35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46" calcext:value-type="float">
            <text:p>46</text:p>
          </table:table-cell>
          <table:table-cell table:number-columns-repeated="999"/>
        </table:table-row>
        <table:table-row table:style-name="ro1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875" calcext:value-type="float">
            <text:p>1,87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5" calcext:value-type="float">
            <text:p>895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71" calcext:value-type="float">
            <text:p>1,97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5" calcext:value-type="float">
            <text:p>1,035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48]-[.N48]" office:value-type="float" office:value="-96" calcext:value-type="float">
            <text:p><text:s text:c="7"/>－96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684" calcext:value-type="float">
            <text:p>4,684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81" calcext:value-type="float">
            <text:p>4,88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622" calcext:value-type="float">
            <text:p>1,6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49]-[.N49]" office:value-type="float" office:value="-197" calcext:value-type="float">
            <text:p><text:s text:c="7"/>－197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75" calcext:value-type="float">
            <text:p>1,97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16" calcext:value-type="float">
            <text:p>2,11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74" calcext:value-type="float">
            <text:p>6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0]-[.N50]" office:value-type="float" office:value="-141" calcext:value-type="float">
            <text:p><text:s text:c="7"/>－141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09" calcext:value-type="float">
            <text:p>2,709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6" calcext:value-type="float">
            <text:p>706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65" calcext:value-type="float">
            <text:p>2,765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3" office:value-type="float" office:value="948" calcext:value-type="float">
            <text:p>9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4" calcext:value-type="float">
            <text:p>794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1]-[.N51]" office:value-type="float" office:value="-56" calcext:value-type="float">
            <text:p><text:s text:c="7"/>－56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19" calcext:value-type="float">
            <text:p>2,61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2" calcext:value-type="float">
            <text:p>792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40" calcext:value-type="float">
            <text:p>2,84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2" calcext:value-type="float">
            <text:p>1,012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52]-[.N52]" office:value-type="float" office:value="-221" calcext:value-type="float">
            <text:p><text:s text:c="7"/>－221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25" calcext:value-type="float">
            <text:p>1,02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1" calcext:value-type="float">
            <text:p>1,16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3]-[.N53]" office:value-type="float" office:value="-136" calcext:value-type="float">
            <text:p><text:s text:c="7"/>－136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94" calcext:value-type="float">
            <text:p>1,59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794" calcext:value-type="float">
            <text:p>79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9" calcext:value-type="float">
            <text:p>1,67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2" calcext:value-type="float">
            <text:p>592</text:p>
          </table:table-cell>
          <table:table-cell table:style-name="ce43" office:value-type="float" office:value="794" calcext:value-type="float">
            <text:p>79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4]-[.N54]" office:value-type="float" office:value="-85" calcext:value-type="float">
            <text:p><text:s text:c="7"/>－85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35" calcext:value-type="float">
            <text:p>63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5]-[.N55]" office:value-type="float" office:value="-54" calcext:value-type="float">
            <text:p><text:s text:c="7"/>－54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6]-[.N56]" office:value-type="float" office:value="-50" calcext:value-type="float">
            <text:p><text:s text:c="7"/>－50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-4" calcext:value-type="float">
            <text:p><text:s text:c="7"/>－4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8]-[.N58]" office:value-type="float" office:value="-37" calcext:value-type="float">
            <text:p><text:s text:c="7"/>－37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284" calcext:value-type="float">
            <text:p>2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9]-[.N59]" office:value-type="float" office:value="-23" calcext:value-type="float">
            <text:p><text:s text:c="7"/>－23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78" calcext:value-type="float">
            <text:p>67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2" calcext:value-type="float">
            <text:p>69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0]-[.N60]" office:value-type="float" office:value="-14" calcext:value-type="float">
            <text:p><text:s text:c="7"/>－14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26" calcext:value-type="float">
            <text:p>26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34" calcext:value-type="float">
            <text:p>1,63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-194" calcext:value-type="float">
            <text:p><text:s text:c="7"/>－194</text:p>
          </table:table-cell>
          <table:table-cell table:number-columns-repeated="999"/>
        </table:table-row>
        <table:table-row table:style-name="ro1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112" calcext:value-type="float">
            <text:p><text:s text:c="7"/>－112</text:p>
          </table:table-cell>
          <table:table-cell table:number-columns-repeated="999"/>
        </table:table-row>
        <table:table-row table:style-name="ro1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27" calcext:value-type="float">
            <text:p>92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464" calcext:value-type="float">
            <text:p>46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9" calcext:value-type="float">
            <text:p>1,00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464" calcext:value-type="float">
            <text:p>46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-82" calcext:value-type="float">
            <text:p><text:s text:c="7"/>－82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32" calcext:value-type="float">
            <text:p>1,832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97" calcext:value-type="float">
            <text:p>1,59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8" calcext:value-type="float">
            <text:p>8</text:p>
          </table:table-cell>
          <table:table-cell table:style-name="ce71" table:formula="of:=[.C67]-[.N67]" office:value-type="float" office:value="235" calcext:value-type="float">
            <text:p>235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5" calcext:value-type="float">
            <text:p>5</text:p>
          </table:table-cell>
          <table:table-cell table:style-name="ce72" table:formula="of:=[.C68]-[.N68]" office:value-type="float" office:value="52" calcext:value-type="float">
            <text:p>52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50" calcext:value-type="float">
            <text:p>1,05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6" calcext:value-type="float">
            <text:p>526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3" calcext:value-type="float">
            <text:p>3</text:p>
          </table:table-cell>
          <table:table-cell table:style-name="ce73" table:formula="of:=[.C69]-[.N69]" office:value-type="float" office:value="183" calcext:value-type="float">
            <text:p>183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831" calcext:value-type="float">
            <text:p>5,831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13" calcext:value-type="float">
            <text:p>2,913</text:p>
          </table:table-cell>
          <table:table-cell table:style-name="ce41" office:value-type="float" office:value="2302" calcext:value-type="float">
            <text:p>2,302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089" calcext:value-type="float">
            <text:p>5,089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92" calcext:value-type="float">
            <text:p>2,392</text:p>
          </table:table-cell>
          <table:table-cell table:style-name="ce41" office:value-type="float" office:value="2303" calcext:value-type="float">
            <text:p>2,30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70]-[.N70]" office:value-type="float" office:value="742" calcext:value-type="float">
            <text:p>742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00" calcext:value-type="float">
            <text:p>2,500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3" calcext:value-type="float">
            <text:p>1,223</text:p>
          </table:table-cell>
          <table:table-cell table:style-name="ce42" office:value-type="float" office:value="1001" calcext:value-type="float">
            <text:p>1,00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6" calcext:value-type="float">
            <text:p>2,24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5" calcext:value-type="float">
            <text:p>1,055</text:p>
          </table:table-cell>
          <table:table-cell table:style-name="ce42" office:value-type="float" office:value="1001" calcext:value-type="float">
            <text:p>1,00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71]-[.N71]" office:value-type="float" office:value="254" calcext:value-type="float">
            <text:p>254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331" calcext:value-type="float">
            <text:p>3,331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0" calcext:value-type="float">
            <text:p>1,690</text:p>
          </table:table-cell>
          <table:table-cell table:style-name="ce43" office:value-type="float" office:value="1301" calcext:value-type="float">
            <text:p>1,30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843" calcext:value-type="float">
            <text:p>2,84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7" calcext:value-type="float">
            <text:p>1,337</text:p>
          </table:table-cell>
          <table:table-cell table:style-name="ce43" office:value-type="float" office:value="1302" calcext:value-type="float">
            <text:p>1,30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72]-[.N72]" office:value-type="float" office:value="488" calcext:value-type="float">
            <text:p>488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0" calcext:value-type="float">
            <text:p>690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8" calcext:value-type="float">
            <text:p>688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35" calcext:value-type="float">
            <text:p>35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0" calcext:value-type="float">
            <text:p>－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59" calcext:value-type="float">
            <text:p>65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4" calcext:value-type="float">
            <text:p>62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35" calcext:value-type="float">
            <text:p>35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31" calcext:value-type="float">
            <text:p>3,331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1" calcext:value-type="float">
            <text:p>1,461</text:p>
          </table:table-cell>
          <table:table-cell table:style-name="ce41" office:value-type="float" office:value="1497" calcext:value-type="float">
            <text:p>1,49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51" calcext:value-type="float">
            <text:p>3,151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1497" calcext:value-type="float">
            <text:p>1,49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6]-[.N76]" office:value-type="float" office:value="180" calcext:value-type="float">
            <text:p>180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12" calcext:value-type="float">
            <text:p>1,41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4" calcext:value-type="float">
            <text:p>1,39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0" calcext:value-type="float">
            <text:p>590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7]-[.N77]" office:value-type="float" office:value="18" calcext:value-type="float">
            <text:p>18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19" calcext:value-type="float">
            <text:p>1,91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6" calcext:value-type="float">
            <text:p>866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7" calcext:value-type="float">
            <text:p>1,757</text:p>
          </table:table-cell>
          <table:table-cell table:number-columns-repeated="2" table:style-name="ce43" office:value-type="float" office:value="48" calcext:value-type="float">
            <text:p>4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162" calcext:value-type="float">
            <text:p>162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1476" calcext:value-type="float">
            <text:p>11,476</text:p>
          </table:table-cell>
          <table:table-cell table:style-name="ce38" office:value-type="float" office:value="1403" calcext:value-type="float">
            <text:p>1,4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5005" calcext:value-type="float">
            <text:p>5,005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20" calcext:value-type="float">
            <text:p>4,620</text:p>
          </table:table-cell>
          <table:table-cell table:style-name="ce38" office:value-type="float" office:value="281" calcext:value-type="float">
            <text:p>28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585" calcext:value-type="float">
            <text:p>11,585</text:p>
          </table:table-cell>
          <table:table-cell table:style-name="ce38" office:value-type="float" office:value="1143" calcext:value-type="float">
            <text:p>1,14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5630" calcext:value-type="float">
            <text:p>5,630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18" calcext:value-type="float">
            <text:p>4,618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18" calcext:value-type="float">
            <text:p>18</text:p>
          </table:table-cell>
          <table:table-cell table:style-name="ce68" table:formula="of:=[.C79]-[.N79]" office:value-type="float" office:value="-109" calcext:value-type="float">
            <text:p><text:s text:c="7"/>－109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020" calcext:value-type="float">
            <text:p>5,020</text:p>
          </table:table-cell>
          <table:table-cell table:style-name="ce39" office:value-type="float" office:value="640" calcext:value-type="float">
            <text:p>6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144" calcext:value-type="float">
            <text:p>2,144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78" calcext:value-type="float">
            <text:p>2,078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242" calcext:value-type="float">
            <text:p>5,242</text:p>
          </table:table-cell>
          <table:table-cell table:style-name="ce39" office:value-type="float" office:value="524" calcext:value-type="float">
            <text:p>5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2549" calcext:value-type="float">
            <text:p>2,549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75" calcext:value-type="float">
            <text:p>2,075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69" table:formula="of:=[.C80]-[.N80]" office:value-type="float" office:value="-222" calcext:value-type="float">
            <text:p><text:s text:c="7"/>－222</text:p>
          </table:table-cell>
          <table:table-cell table:number-columns-repeated="999"/>
        </table:table-row>
        <table:table-row table:style-name="ro1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456" calcext:value-type="float">
            <text:p>6,456</text:p>
          </table:table-cell>
          <table:table-cell table:style-name="ce40" office:value-type="float" office:value="763" calcext:value-type="float">
            <text:p>7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2861" calcext:value-type="float">
            <text:p>2,861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42" calcext:value-type="float">
            <text:p>2,542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343" calcext:value-type="float">
            <text:p>6,343</text:p>
          </table:table-cell>
          <table:table-cell table:style-name="ce40" office:value-type="float" office:value="619" calcext:value-type="float">
            <text:p>6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8" calcext:value-type="float">
            <text:p>8</text:p>
          </table:table-cell>
          <table:table-cell table:style-name="ce70" table:formula="of:=[.C81]-[.N81]" office:value-type="float" office:value="113" calcext:value-type="float">
            <text:p>113</text:p>
          </table:table-cell>
          <table:table-cell table:number-columns-repeated="999"/>
        </table:table-row>
        <table:table-row table:style-name="ro1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6996" calcext:value-type="float">
            <text:p>6,996</text:p>
          </table:table-cell>
          <table:table-cell table:style-name="ce38" office:value-type="float" office:value="289" calcext:value-type="float">
            <text:p>289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79" calcext:value-type="float">
            <text:p>3,07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89" calcext:value-type="float">
            <text:p>3,389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909" calcext:value-type="float">
            <text:p>6,909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94" calcext:value-type="float">
            <text:p>3,094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89" calcext:value-type="float">
            <text:p>3,389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68" table:formula="of:=[.C82]-[.N82]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072" calcext:value-type="float">
            <text:p>3,072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94" calcext:value-type="float">
            <text:p>1,294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38" calcext:value-type="float">
            <text:p>1,53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92" calcext:value-type="float">
            <text:p>3,092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49" calcext:value-type="float">
            <text:p>1,349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39" calcext:value-type="float">
            <text:p>1,539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83]-[.N83]" office:value-type="float" office:value="-20" calcext:value-type="float">
            <text:p><text:s text:c="7"/>－20</text:p>
          </table:table-cell>
          <table:table-cell table:number-columns-repeated="999"/>
        </table:table-row>
        <table:table-row table:style-name="ro1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3924" calcext:value-type="float">
            <text:p>3,924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85" calcext:value-type="float">
            <text:p>1,78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851" calcext:value-type="float">
            <text:p>1,851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17" calcext:value-type="float">
            <text:p>3,817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45" calcext:value-type="float">
            <text:p>1,74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850" calcext:value-type="float">
            <text:p>1,850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C84]-[.N84]" office:value-type="float" office:value="107" calcext:value-type="float">
            <text:p>107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573" calcext:value-type="float">
            <text:p>57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74" calcext:value-type="float">
            <text:p>37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6" calcext:value-type="float">
            <text:p>276</text:p>
          </table:table-cell>
          <table:table-cell table:number-columns-repeated="2" table:style-name="ce38" office:value-type="float" office:value="12" calcext:value-type="float">
            <text:p>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2" calcext:value-type="float">
            <text:p>13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297" calcext:value-type="float">
            <text:p>297</text:p>
          </table:table-cell>
          <table:table-cell table:number-columns-repeated="999"/>
        </table:table-row>
        <table:table-row table:style-name="ro1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24" calcext:value-type="float">
            <text:p>32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165" calcext:value-type="float">
            <text:p>165</text:p>
          </table:table-cell>
          <table:table-cell table:number-columns-repeated="999"/>
        </table:table-row>
        <table:table-row table:style-name="ro1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8" calcext:value-type="float">
            <text:p>15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132" calcext:value-type="float">
            <text:p>132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29" calcext:value-type="float">
            <text:p>32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89" calcext:value-type="float">
            <text:p>8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297" calcext:value-type="float">
            <text:p>297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6" calcext:value-type="float">
            <text:p>1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6" calcext:value-type="float">
            <text:p>4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167" calcext:value-type="float">
            <text:p>167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43" calcext:value-type="float">
            <text:p>14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130" calcext:value-type="float">
            <text:p>130</text:p>
          </table:table-cell>
          <table:table-cell table:number-columns-repeated="999"/>
        </table:table-row>
        <table:table-row table:style-name="ro1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0" calcext:value-type="float">
            <text:p>－</text:p>
          </table:table-cell>
          <table:table-cell table:number-columns-repeated="999"/>
        </table:table-row>
        <table:table-row table:style-name="ro1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-2" calcext:value-type="float">
            <text:p><text:s text:c="7"/>－2</text:p>
          </table:table-cell>
          <table:table-cell table:number-columns-repeated="999"/>
        </table:table-row>
        <table:table-row table:style-name="ro1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2月12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1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1" table:number-rows-repeated="770">
          <table:table-cell table:style-name="ce20"/>
          <table:table-cell table:number-columns-repeated="1023"/>
        </table:table-row>
        <table:table-row table:style-name="ro1" table:number-rows-repeated="10477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fill-character> </loext:fill-character>
      <number:number number:decimal-places="0" loext:min-decimal-places="0" number:min-integer-digits="1" number:grouping="true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</meta:initial-creator>
    <meta:creation-date>2008-02-13T11:18:08</meta:creation-date>
    <dc:creator>ris</dc:creator>
    <dc:date>2008-02-13T11:19:19</dc:date>
    <meta:document-statistic meta:table-count="3" meta:cell-count="2151" meta:object-count="0"/>
    <meta:generator>LibreOffice/5.0.5.2$Windows_x86 LibreOffice_project/55b006a02d247b5f7215fc6ea0fde844b30035b3</meta:generator>
  </office:meta>
</office:document-meta>
</file>